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NewRoman" svg:font-family="TimesNew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96cm" table:align="margins" style:writing-mode="lr-tb"/>
    </style:style>
    <style:style style:name="Tableau2.A" style:family="table-column">
      <style:table-column-properties style:column-width="4.918cm" style:rel-column-width="19002*"/>
    </style:style>
    <style:style style:name="Tableau2.B" style:family="table-column">
      <style:table-column-properties style:column-width="2.187cm" style:rel-column-width="8451*"/>
    </style:style>
    <style:style style:name="Tableau2.C" style:family="table-column">
      <style:table-column-properties style:column-width="7.288cm" style:rel-column-width="28163*"/>
    </style:style>
    <style:style style:name="Tableau2.D" style:family="table-column">
      <style:table-column-properties style:column-width="2.566cm" style:rel-column-width="9919*"/>
    </style:style>
    <style:style style:name="Tableau2.1" style:family="table-row">
      <style:table-row-properties style:min-row-height="1.402cm" style:keep-together="true" fo:keep-together="auto"/>
    </style:style>
    <style:style style:name="Tableau2.A1" style:family="table-cell">
      <style:table-cell-properties style:vertical-align="middle" fo:background-color="#ffff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middle" fo:background-color="#ffff99" fo:padding-left="0.191cm" fo:padding-right="0.191cm" fo:padding-top="0cm" fo:padding-bottom="0cm" fo:border="0.018cm solid #000000" style:writing-mode="lr-tb">
        <style:background-image/>
      </style:table-cell-properties>
    </style:style>
    <style:style style:name="Tableau2.2" style:family="table-row">
      <style:table-row-properties style:min-row-height="0.82cm" style:keep-together="true" fo:keep-together="auto"/>
    </style:style>
    <style:style style:name="Tableau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2.B2" style:family="table-cell" style:data-style-name="N0">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middle" fo:padding-left="0.191cm" fo:padding-right="0.191cm" fo:padding-top="0cm" fo:padding-bottom="0cm" fo:border="0.018cm solid #000000" style:writing-mode="lr-tb"/>
    </style:style>
    <style:style style:name="Tableau2.3" style:family="table-row">
      <style:table-row-properties style:min-row-height="0.833cm" style:keep-together="true" fo:keep-together="auto"/>
    </style:style>
    <style:style style:name="Tableau2.4" style:family="table-row">
      <style:table-row-properties style:min-row-height="0.847cm" style:keep-together="true" fo:keep-together="auto"/>
    </style:style>
    <style:style style:name="Tableau2.5" style:family="table-row">
      <style:table-row-properties style:min-row-height="0.741cm" style:keep-together="true" fo:keep-together="auto"/>
    </style:style>
    <style:style style:name="Tableau2.7" style:family="table-row">
      <style:table-row-properties style:min-row-height="0.834cm" style:keep-together="true" fo:keep-together="auto"/>
    </style:style>
    <style:style style:name="Tableau2.8" style:family="table-row">
      <style:table-row-properties style:min-row-height="0.767cm" style:keep-together="true" fo:keep-together="auto"/>
    </style:style>
    <style:style style:name="Tableau2.10" style:family="table-row">
      <style:table-row-properties style:min-row-height="0.926cm" style:keep-together="true" fo:keep-together="auto"/>
    </style:style>
    <style:style style:name="Tableau2.11" style:family="table-row">
      <style:table-row-properties style:min-row-height="0.9cm" style:keep-together="true" fo:keep-together="auto"/>
    </style:style>
    <style:style style:name="Tableau2.12" style:family="table-row">
      <style:table-row-properties style:min-row-height="0.817cm" style:keep-together="true" fo:keep-together="auto"/>
    </style:style>
    <style:style style:name="Tableau2.13" style:family="table-row">
      <style:table-row-properties style:min-row-height="0.903cm" style:keep-together="true" fo:keep-together="auto"/>
    </style:style>
    <style:style style:name="Tableau2.14" style:family="table-row">
      <style:table-row-properties style:min-row-height="0.953cm" style:keep-together="true" fo:keep-together="auto"/>
    </style:style>
    <style:style style:name="Tableau2.A16"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2.B16" style:family="table-cell" style:data-style-name="N0">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2.D16"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6.96cm" table:align="margins"/>
    </style:style>
    <style:style style:name="Tableau1.A" style:family="table-column">
      <style:table-column-properties style:column-width="5.653cm" style:rel-column-width="21844*"/>
    </style:style>
    <style:style style:name="Tableau1.B" style:family="table-column">
      <style:table-column-properties style:column-width="5.653cm" style:rel-column-width="21846*"/>
    </style:style>
    <style:style style:name="Tableau1.C" style:family="table-column">
      <style:table-column-properties style:column-width="5.653cm" style:rel-column-width="21845*"/>
    </style:style>
    <style:style style:name="Tableau1.A1" style:family="table-cell">
      <style:table-cell-properties fo:background-color="#00ff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00ff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100">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8" style:family="paragraph" style:parent-style-name="Standard">
      <style:paragraph-properties fo:text-align="justify" style:justify-single-word="false" style:text-autospace="none"/>
      <style:text-properties style:font-name="Calibri" fo:font-size="12pt" style:font-name-asian="TTE1C28908t00" style:font-size-asian="12pt" style:font-name-complex="TTE1C28908t00" style:font-size-complex="12pt"/>
    </style:style>
    <style:style style:name="P9" style:family="paragraph" style:parent-style-name="Standard">
      <style:paragraph-properties fo:text-align="justify" style:justify-single-word="false" style:text-autospace="none"/>
      <style:text-properties style:font-name="Calibri"/>
    </style:style>
    <style:style style:name="P10" style:family="paragraph" style:parent-style-name="Standard">
      <style:paragraph-properties fo:text-align="center" style:justify-single-word="false"/>
      <style:text-properties style:font-name="Calibri"/>
    </style:style>
    <style:style style:name="P11" style:family="paragraph" style:parent-style-name="Standard">
      <style:paragraph-properties fo:text-align="center" style:justify-single-word="false" style:snap-to-layout-grid="false"/>
      <style:text-properties style:font-name="Calibri" fo:font-size="11pt" style:text-underline-style="solid" style:text-underline-width="auto" style:text-underline-color="font-color" style:font-size-asian="11pt" style:font-size-complex="11pt" style:font-weight-complex="bold"/>
    </style:style>
    <style:style style:name="P12" style:family="paragraph" style:parent-style-name="Standard">
      <style:paragraph-properties fo:text-align="center" style:justify-single-word="false"/>
      <style:text-properties style:font-name="Calibri" fo:font-size="11pt" style:font-size-asian="11pt" style:font-size-complex="11pt"/>
    </style:style>
    <style:style style:name="P13" style:family="paragraph" style:parent-style-name="Standard">
      <style:paragraph-properties fo:text-align="center" style:justify-single-word="false" style:snap-to-layout-grid="false"/>
      <style:text-properties style:font-name="Calibri" fo:font-size="11pt" style:font-size-asian="11pt" style:font-size-complex="11pt"/>
    </style:style>
    <style:style style:name="P14" style:family="paragraph" style:parent-style-name="Standard">
      <style:paragraph-properties fo:text-align="center" style:justify-single-word="false"/>
      <style:text-properties style:font-name="Calibri" fo:font-size="11pt" style:font-size-asian="11pt" style:font-size-complex="11pt" style:font-weight-complex="bold"/>
    </style:style>
    <style:style style:name="P15" style:family="paragraph" style:parent-style-name="Standard">
      <style:paragraph-properties fo:text-align="center" style:justify-single-word="false" style:snap-to-layout-grid="false"/>
      <style:text-properties style:font-name="Calibri" fo:font-size="11pt" style:font-size-asian="11pt" style:font-size-complex="11pt" style:font-weight-complex="bold"/>
    </style:style>
    <style:style style:name="P16" style:family="paragraph" style:parent-style-name="Standard">
      <style:paragraph-properties style:snap-to-layout-grid="false"/>
      <style:text-properties style:font-name="Calibri" fo:font-size="11pt" style:font-size-asian="11pt" style:font-size-complex="11pt" style:font-weight-complex="bold"/>
    </style:style>
    <style:style style:name="P17" style:family="paragraph" style:parent-style-name="Standard">
      <style:paragraph-properties fo:text-align="center" style:justify-single-word="false" style:snap-to-layout-grid="false"/>
      <style:text-properties style:font-name="Calibri" fo:font-size="11pt" fo:font-weight="bold" style:font-size-asian="11pt" style:font-weight-asian="bold" style:font-size-complex="11pt" style:font-weight-complex="bold"/>
    </style:style>
    <style:style style:name="P18"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9"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1" style:family="paragraph" style:parent-style-name="Standard">
      <style:paragraph-properties fo:margin-top="0cm" fo:margin-bottom="0cm" fo:line-height="100%"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2" style:family="paragraph" style:parent-style-name="Standard">
      <style:paragraph-properties fo:margin-top="0cm" fo:margin-bottom="0cm" fo:line-height="100%" fo:text-align="justify" style:justify-single-word="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23" style:family="paragraph" style:parent-style-name="Standard">
      <style:paragraph-properties fo:margin-top="0cm" fo:margin-bottom="0cm" fo:line-height="100%" fo:text-align="justify" style:justify-single-word="false" style:text-autospace="none"/>
      <style:text-properties style:font-name="Calibri" fo:font-size="12pt" style:font-size-asian="12pt" style:font-name-complex="TimesNewRoman" style:font-size-complex="12pt"/>
    </style:style>
    <style:style style:name="P24" style:family="paragraph" style:parent-style-name="Standard">
      <style:paragraph-properties fo:margin-left="0cm" fo:margin-right="0cm" fo:text-align="justify" style:justify-single-word="false" fo:text-indent="0.529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TTE1C28908t00" style:font-size-complex="12pt" style:font-style-complex="normal" style:font-weight-complex="normal"/>
    </style:style>
    <style:style style:name="P25" style:family="paragraph" style:parent-style-name="Table_20_Contents">
      <style:paragraph-properties fo:text-align="center" style:justify-single-word="false"/>
      <style:text-properties style:font-name="Calibri" fo:font-size="10pt" style:font-size-asian="10pt" style:font-size-complex="10pt"/>
    </style:style>
    <style:style style:name="P26" style:family="paragraph" style:parent-style-name="Standard">
      <style:paragraph-properties fo:margin-left="0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27"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8" style:family="paragraph" style:parent-style-name="Standard" style:list-style-name="L2">
      <style:paragraph-properties fo:text-align="justify" style:justify-single-word="false" style:text-autospace="none"/>
      <style:text-properties style:font-name="Calibri"/>
    </style:style>
    <style:style style:name="P29"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0" style:family="paragraph" style:parent-style-name="Standard" style:list-style-name="L3">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1" style:family="paragraph" style:parent-style-name="Standard">
      <style:paragraph-properties fo:text-align="justify" style:justify-single-word="false"/>
      <style:text-properties style:font-name="Calibri"/>
    </style:style>
    <style:style style:name="P32"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style:font-name="Calibri" fo:font-size="12pt" fo:font-style="normal" fo:font-weight="normal" style:font-name-asian="TTE1C28908t00" style:font-size-asian="12pt" style:font-style-asian="normal" style:font-weight-asian="normal" style:font-name-complex="TTE1C28908t00" style:font-size-complex="12pt" style:font-style-complex="normal" style:font-weight-complex="normal"/>
    </style:style>
    <style:style style:name="P33"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4" style:family="paragraph" style:parent-style-name="Standard" style:list-style-name="L4">
      <style:paragraph-properties fo:margin-left="0cm" fo:margin-right="0cm" fo:text-align="justify" style:justify-single-word="false" fo:text-indent="0.529cm" style:auto-text-indent="false" style:text-autospace="none">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5" style:family="paragraph" style:parent-style-name="Standard" style:list-style-name="L5">
      <style:paragraph-properties fo:margin-left="0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name-asian="Calibri-Bold" style:font-weight-asian="bold" style:font-name-complex="Calibri-Bold" style:font-weight-complex="bold"/>
    </style:style>
    <style:style style:name="T3" style:family="text">
      <style:text-properties style:text-underline-style="solid" style:text-underline-width="auto" style:text-underline-color="font-color"/>
    </style:style>
    <style:style style:name="T4" style:family="text">
      <style:text-properties fo:color="#000000"/>
    </style:style>
    <style:style style:name="T5" style:family="text">
      <style:text-properties fo:color="#000000" fo:font-style="normal" style:text-underline-style="none" fo:font-weight="bold" style:font-name-asian="Calibri-Bold" style:font-style-asian="normal" style:font-weight-asian="bold" style:font-name-complex="Calibri-Bold" style:font-style-complex="normal"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1</text:p>
      <text:p text:style-name="P18">Nombre d’exprimés : 12</text:p>
      <text:p text:style-name="P18"><text:s/><text:tab/><text:tab/><text:tab/><text:tab/><text:tab/><text:tab/><text:tab/><text:tab/><text:tab/><text:span text:style-name="T3">Séance du jeudi 11 janvier 2011</text:span></text:p>
      <text:p text:style-name="P18"><text:span text:style-name="T3">Date de la convocation </text:span>:</text:p>
      <text:p text:style-name="P18">04 janvier 2011</text:p>
      <text:p text:style-name="P19">--------------------------------</text:p>
      <text:p text:style-name="P2">L’an deux mil onze le onze janvier à dix neuf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essieurs PADIOLLEAU, GOHIER, GALIMANT, ADUMEAU, RONCIER, Mesdames MORLEC, FRANCESCAT, ROQUIN, DENIS, GENTILHOMME, ULIVI</text:p>
      <text:p text:style-name="P2">Absent : M. DÉROGIS</text:p>
      <text:p text:style-name="P2"><text:span text:style-name="T3">Pouvoirs</text:span>: Monsieur MORLEC à Mme MORLEC</text:p>
      <text:p text:style-name="P2"/>
      <text:p text:style-name="P2">Chantal MORLEC a été élue secrétaire de séance.</text:p>
      <text:p text:style-name="P2"/>
      <text:p text:style-name="P2">Ordre du jour:</text:p>
      <text:list xml:id="list35478513" text:style-name="L1">
        <text:list-item>
          <text:list>
            <text:list-item>
              <text:p text:style-name="P32">Subventions aux associations</text:p>
            </text:list-item>
            <text:list-item>
              <text:p text:style-name="P32">Calendrier des Brèves et mise à jour du tableau de distribution</text:p>
            </text:list-item>
            <text:list-item>
              <text:p text:style-name="P32">Transfert du FDTP voirie à la cc2r</text:p>
            </text:list-item>
            <text:list-item>
              <text:p text:style-name="P33">Questions Diverses.</text:p>
            </text:list-item>
          </text:list>
        </text:list-item>
      </text:list>
      <text:p text:style-name="P20">--------------------------------</text:p>
      <text:p text:style-name="P5">Monsieur le Maire propose au Conseil d'ajouter à l'ordre du jour une décision au sujet de la convention avec la commune de Neuillé-Le-Lierre concernant le RPI ainsi qu'une demande d'autorisation d'occupation du domaine public pour un commerce alimentaire ambulant. </text:p>
      <text:p text:style-name="P5"/>
      <text:p text:style-name="P8"><text:span text:style-name="T1">1) </text:span><text:span text:style-name="T5">Subvention aux associations au titre de l'année 2010</text:span></text:p>
      <text:p text:style-name="P9">Monsieur le Maire explique aux membres du Conseil qu'il convient de décider des sommes attribuées aux différentes associations au titre de l'année 2010. 10 000€ étaient prévus au compte 65748 « autres subventions ». 2000€ ont déjà été versés au mois d'août à la coopérative scolaire, 350€ à l'APE et 2000€ au CCAS (pour pouvoir régler les factures du repas des anciens). Il reste donc 4 350€ à répartir. Monsieur le Maire propose de le faire de la manière suivante :</text:p>
      <text:list xml:id="list35473896" text:style-name="L2">
        <text:list-item>
          <text:p text:style-name="P28">Gym et loisirs : 700€</text:p>
        </text:list-item>
        <text:list-item>
          <text:p text:style-name="P28">La Loire : 500€</text:p>
        </text:list-item>
        <text:list-item>
          <text:p text:style-name="P28">Association St Martin : 150€</text:p>
        </text:list-item>
        <text:list-item>
          <text:p text:style-name="P28">Football Club de Montreuil : 1 100€</text:p>
        </text:list-item>
        <text:list-item>
          <text:p text:style-name="P28">Bien vivre à Montreuil et Alentours : 200€</text:p>
        </text:list-item>
        <text:list-item>
          <text:p text:style-name="P28">École de musique d'Amboise : 200€</text:p>
        </text:list-item>
        <text:list-item>
          <text:p text:style-name="P28">Bêtes 2 sons : 200€</text:p>
        </text:list-item>
        <text:list-item>
          <text:p text:style-name="P28">Prévention Routière : 100€</text:p>
        </text:list-item>
        <text:list-item>
          <text:p text:style-name="P28">Bibliothèque Centre Documentaire : 200€</text:p>
        </text:list-item>
      </text:list>
      <text:p text:style-name="P9">Soit un total de 3 350€.</text:p>
      <text:p text:style-name="P9">A l'unanimité, les membres du Conseil acceptent de procéder au versement des subventions aux associations comme indiqué ci-dessus.</text:p>
      <text:p text:style-name="P29"><text:soft-page-break/>2) Calendrier des Brèves et mise à jour du tableau de distribution</text:p>
      <text:list xml:id="list35481134" text:style-name="L3">
        <text:list-header>
          <text:p text:style-name="P30"/>
        </text:list-header>
      </text:list>
      <text:p text:style-name="P6">Monsieur le Maire demande à Mme MORLEC de faire un point sur l'état d'avancement des Brèves de ce début d'année.</text:p>
      <text:p text:style-name="P6">Monsieur le Maire indique ensuite se volonté de faire paraître les Brèves 2 fois par an : en janvier puis juin ou septembre. L'ensemble du Conseil décide de la parution en janvier puis en juin.</text:p>
      <text:p text:style-name="P6">Ensuite, il propose de faire le point sur la liste de distribution des documents sur la commune.</text:p>
      <text:p text:style-name="P6">La nouvelle liste s'établit comme suit : </text:p>
      <text:p text:style-name="P6"/>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0">NOMS Prénoms</text:p>
          </table:table-cell>
          <table:table-cell table:style-name="Tableau2.A1" office:value-type="string">
            <text:p text:style-name="P10">Nombre</text:p>
          </table:table-cell>
          <table:table-cell table:style-name="Tableau2.A1" office:value-type="string">
            <text:p text:style-name="P10">Lieux de distribution</text:p>
          </table:table-cell>
          <table:table-cell table:style-name="Tableau2.D1" office:value-type="string">
            <text:p text:style-name="P10">Documents pris</text:p>
          </table:table-cell>
        </table:table-row>
        <table:table-row table:style-name="Tableau2.2">
          <table:table-cell table:style-name="Tableau2.A2" office:value-type="string">
            <text:p text:style-name="P12">Jean-Claude ADUMEAU</text:p>
          </table:table-cell>
          <table:table-cell table:style-name="Tableau2.B2" office:value-type="float" office:value="36">
            <text:p text:style-name="P15">36</text:p>
          </table:table-cell>
          <table:table-cell table:style-name="Tableau2.A2" office:value-type="string">
            <text:p text:style-name="P15">La Fontenelle , Les Buissonnets</text:p>
          </table:table-cell>
          <table:table-cell table:style-name="Tableau2.D2" office:value-type="string">
            <text:p text:style-name="P11"/>
          </table:table-cell>
        </table:table-row>
        <table:table-row table:style-name="Tableau2.3">
          <table:table-cell table:style-name="Tableau2.A2" office:value-type="string">
            <text:p text:style-name="P13">Isabelle DENIS</text:p>
          </table:table-cell>
          <table:table-cell table:style-name="Tableau2.B2" office:value-type="float" office:value="15">
            <text:p text:style-name="P15">15</text:p>
          </table:table-cell>
          <table:table-cell table:style-name="Tableau2.A2" office:value-type="string">
            <text:p text:style-name="P15">Les cantines, La perchais et le Gros Tremble</text:p>
          </table:table-cell>
          <table:table-cell table:style-name="Tableau2.D2" office:value-type="string">
            <text:p text:style-name="P11"/>
          </table:table-cell>
        </table:table-row>
        <table:table-row table:style-name="Tableau2.4">
          <table:table-cell table:style-name="Tableau2.A2" office:value-type="string">
            <text:p text:style-name="P13">Julie FRANCESCAT</text:p>
          </table:table-cell>
          <table:table-cell table:style-name="Tableau2.B2" office:value-type="float" office:value="25">
            <text:p text:style-name="P13">25</text:p>
          </table:table-cell>
          <table:table-cell table:style-name="Tableau2.A2" office:value-type="string">
            <text:p text:style-name="P15">Rue des Gâts, La Guétrie et Chemin du Paradis</text:p>
          </table:table-cell>
          <table:table-cell table:style-name="Tableau2.D2" office:value-type="string">
            <text:p text:style-name="P11"/>
          </table:table-cell>
        </table:table-row>
        <table:table-row table:style-name="Tableau2.5">
          <table:table-cell table:style-name="Tableau2.A2" office:value-type="string">
            <text:p text:style-name="P13">Christian GALIMANT</text:p>
          </table:table-cell>
          <table:table-cell table:style-name="Tableau2.B2" office:value-type="float" office:value="45">
            <text:p text:style-name="P15">45</text:p>
          </table:table-cell>
          <table:table-cell table:style-name="Tableau2.A2" office:value-type="string">
            <text:p text:style-name="P14">Rue du Bourg, Route d'Amboise, Route de Neuillé, Rue du Grand Etang</text:p>
          </table:table-cell>
          <table:table-cell table:style-name="Tableau2.D2" office:value-type="string">
            <text:p text:style-name="P11"/>
          </table:table-cell>
        </table:table-row>
        <table:table-row table:style-name="Tableau2.2">
          <table:table-cell table:style-name="Tableau2.A2" office:value-type="string">
            <text:p text:style-name="P13">Catherine GENTILHOMME</text:p>
          </table:table-cell>
          <table:table-cell table:style-name="Tableau2.B2" office:value-type="float" office:value="0">
            <text:p text:style-name="P15">0</text:p>
          </table:table-cell>
          <table:table-cell table:style-name="Tableau2.A2" office:value-type="string">
            <text:p text:style-name="P15">Plus de distribution pour le moment</text:p>
          </table:table-cell>
          <table:table-cell table:style-name="Tableau2.D2" office:value-type="string">
            <text:p text:style-name="P11"/>
          </table:table-cell>
        </table:table-row>
        <table:table-row table:style-name="Tableau2.7">
          <table:table-cell table:style-name="Tableau2.A2" office:value-type="string">
            <text:p text:style-name="P13">Louis GOHIER</text:p>
          </table:table-cell>
          <table:table-cell table:style-name="Tableau2.B2" office:value-type="float" office:value="19">
            <text:p text:style-name="P15">19</text:p>
          </table:table-cell>
          <table:table-cell table:style-name="Tableau2.A2" office:value-type="string">
            <text:p text:style-name="P15">La Chauvinière, Les Trois Cheminées, Salé, Chemin du Pavillon + 3 Log. OPAC Rue du Bourg, La Maison Rouge, La Hardonnière, la ferme Thauvin</text:p>
          </table:table-cell>
          <table:table-cell table:style-name="Tableau2.D2" office:value-type="string">
            <text:p text:style-name="P11"/>
          </table:table-cell>
        </table:table-row>
        <table:table-row table:style-name="Tableau2.8">
          <table:table-cell table:style-name="Tableau2.A2" office:value-type="string">
            <text:p text:style-name="P13">Philippe DEROGIS</text:p>
          </table:table-cell>
          <table:table-cell table:style-name="Tableau2.B2" office:value-type="float" office:value="15">
            <text:p text:style-name="P15">15</text:p>
          </table:table-cell>
          <table:table-cell table:style-name="Tableau2.A2" office:value-type="string">
            <text:p text:style-name="P15">Rue J-F Lemarié, La Filaudière</text:p>
          </table:table-cell>
          <table:table-cell table:style-name="Tableau2.D2" office:value-type="string">
            <text:p text:style-name="P11"/>
          </table:table-cell>
        </table:table-row>
        <table:table-row table:style-name="Tableau2.8">
          <table:table-cell table:style-name="Tableau2.A2" office:value-type="string">
            <text:p text:style-name="P13">Chantal MORLEC</text:p>
          </table:table-cell>
          <table:table-cell table:style-name="Tableau2.B2" office:value-type="float" office:value="6">
            <text:p text:style-name="P15">6</text:p>
          </table:table-cell>
          <table:table-cell table:style-name="Tableau2.A2" office:value-type="string">
            <text:p text:style-name="P16">La Bertrie, La Jousserie, Les 2 Villepins</text:p>
          </table:table-cell>
          <table:table-cell table:style-name="Tableau2.D2" office:value-type="string">
            <text:p text:style-name="P11"/>
          </table:table-cell>
        </table:table-row>
        <table:table-row table:style-name="Tableau2.10">
          <table:table-cell table:style-name="Tableau2.A2" office:value-type="string">
            <text:p text:style-name="P13">Philippe MORLEC</text:p>
          </table:table-cell>
          <table:table-cell table:style-name="Tableau2.B2" office:value-type="float" office:value="10">
            <text:p text:style-name="P14">10</text:p>
          </table:table-cell>
          <table:table-cell table:style-name="Tableau2.A2" office:value-type="string">
            <text:p text:style-name="P15">Pinson et Roucheux</text:p>
          </table:table-cell>
          <table:table-cell table:style-name="Tableau2.D2" office:value-type="string">
            <text:p text:style-name="P11"/>
          </table:table-cell>
        </table:table-row>
        <table:table-row table:style-name="Tableau2.11">
          <table:table-cell table:style-name="Tableau2.A2" office:value-type="string">
            <text:p text:style-name="P13"><text:s/>Sylvie CORMIER</text:p>
          </table:table-cell>
          <table:table-cell table:style-name="Tableau2.B2" office:value-type="float" office:value="42">
            <text:p text:style-name="P15">42</text:p>
          </table:table-cell>
          <table:table-cell table:style-name="Tableau2.A2" office:value-type="string">
            <text:p text:style-name="P15">La Championnerie, La petite Championnerie, Le Vieux Joué, La Chaînée, La Boucheterie</text:p>
          </table:table-cell>
          <table:table-cell table:style-name="Tableau2.D2" office:value-type="string">
            <text:p text:style-name="P11"/>
          </table:table-cell>
        </table:table-row>
        <table:table-row table:style-name="Tableau2.12">
          <table:table-cell table:style-name="Tableau2.A2" office:value-type="string">
            <text:p text:style-name="P13">Jean-Luc PADIOLLEAU</text:p>
          </table:table-cell>
          <table:table-cell table:style-name="Tableau2.B2" office:value-type="float" office:value="3">
            <text:p text:style-name="P15">3</text:p>
          </table:table-cell>
          <table:table-cell table:style-name="Tableau2.A2" office:value-type="string">
            <text:p text:style-name="P15">13, 15, 17 route des Balivières</text:p>
          </table:table-cell>
          <table:table-cell table:style-name="Tableau2.D2" office:value-type="string">
            <text:p text:style-name="P11"/>
          </table:table-cell>
        </table:table-row>
        <table:table-row table:style-name="Tableau2.13">
          <table:table-cell table:style-name="Tableau2.A2" office:value-type="string">
            <text:p text:style-name="P13">Michel RONCIER</text:p>
          </table:table-cell>
          <table:table-cell table:style-name="Tableau2.B2" office:value-type="float" office:value="31">
            <text:p text:style-name="P15">31</text:p>
          </table:table-cell>
          <table:table-cell table:style-name="Tableau2.A2" office:value-type="string">
            <text:p text:style-name="P15">Pierre-Bise, La Bisauderie, Biche-Morte</text:p>
          </table:table-cell>
          <table:table-cell table:style-name="Tableau2.D2" office:value-type="string">
            <text:p text:style-name="P11"/>
          </table:table-cell>
        </table:table-row>
        <table:table-row table:style-name="Tableau2.14">
          <table:table-cell table:style-name="Tableau2.A2" office:value-type="string">
            <text:p text:style-name="P13">Michelle ROQUIN</text:p>
          </table:table-cell>
          <table:table-cell table:style-name="Tableau2.B2" office:value-type="float" office:value="49">
            <text:p text:style-name="P15">49</text:p>
          </table:table-cell>
          <table:table-cell table:style-name="Tableau2.A2" office:value-type="string">
            <text:p text:style-name="P15">La Garenne, A de Maignelais, Le Clos ménagerie, Imp. Genetière</text:p>
          </table:table-cell>
          <table:table-cell table:style-name="Tableau2.D2" office:value-type="string">
            <text:p text:style-name="P11"/>
          </table:table-cell>
        </table:table-row>
        <table:table-row table:style-name="Tableau2.14">
          <table:table-cell table:style-name="Tableau2.A2" office:value-type="string">
            <text:p text:style-name="P13">Christine ULIVI</text:p>
          </table:table-cell>
          <table:table-cell table:style-name="Tableau2.B2" office:value-type="float" office:value="10">
            <text:p text:style-name="P15">10</text:p>
          </table:table-cell>
          <table:table-cell table:style-name="Tableau2.A2" office:value-type="string">
            <text:p text:style-name="P15">Les Balivières, Les Vallées, Villagou et le moulin de Villagou</text:p>
          </table:table-cell>
          <table:table-cell table:style-name="Tableau2.D2" office:value-type="string">
            <text:p text:style-name="P11"/>
          </table:table-cell>
        </table:table-row>
        <table:table-row table:style-name="Tableau2.14">
          <table:table-cell table:style-name="Tableau2.A16" office:value-type="string">
            <text:p text:style-name="P13"/>
          </table:table-cell>
          <table:table-cell table:style-name="Tableau2.B16" table:formula="ooow:somme(&lt;B2:B15&gt;)" office:value-type="float" office:value="306">
            <text:p text:style-name="P17">306</text:p>
          </table:table-cell>
          <table:table-cell table:style-name="Tableau2.A16" office:value-type="string">
            <text:p text:style-name="P15"/>
          </table:table-cell>
          <table:table-cell table:style-name="Tableau2.D16" office:value-type="string">
            <text:p text:style-name="P11"/>
          </table:table-cell>
        </table:table-row>
      </table:table>
      <text:p text:style-name="P6"/>
      <text:p text:style-name="P5"><text:span text:style-name="T1">3) </text:span><text:span text:style-name="T2">Transfert du FDTP voirie à la CC2R/DM n°6 budget commune</text:span></text:p>
      <text:p text:style-name="P7"/>
      <text:p text:style-name="P23">Monsieur le Maire informe le Conseil Municipal <text:span text:style-name="T4">de la réception d'un titre de recette d'un montant de 8399€ émis par la communauté de communes des deux rives. Ce titre correspond au versement aux communes du FDTP voirie. Or, la compétence voirie étant désormais celle de la cc2r, il convient de procéder au reversement de cette somme.</text:span></text:p>
      <text:p text:style-name="P23"><text:span text:style-name="T4">Certains membres du Conseil se demandent ce qu'il en est de la restitution aux communes si jamais l'une d'entre elles refuse de procéder à ce reversement, en effet, le Président Claude VERNE s'était engagé à tout restituer aux communes si jamais l'une d'entre elles refusait de procéder à ce reversement. La question sera posée à la prochaine commission voirie de la cc2r le 18 janvier </text:span><text:soft-page-break/><text:span text:style-name="T4">prochain.</text:span></text:p>
      <text:p text:style-name="P21">Après débat, le Conseil accepte à l'unanimité ce reversement et de procéder à la décision modificative comme suit :</text:p>
      <text:p text:style-name="P21"/>
      <table:table table:name="Tableau1" table:style-name="Tableau1">
        <table:table-column table:style-name="Tableau1.A"/>
        <table:table-column table:style-name="Tableau1.B"/>
        <table:table-column table:style-name="Tableau1.C"/>
        <table:table-row>
          <table:table-cell table:style-name="Tableau1.A1" office:value-type="string">
            <text:p text:style-name="P25">SECTION</text:p>
          </table:table-cell>
          <table:table-cell table:style-name="Tableau1.A1" office:value-type="string">
            <text:p text:style-name="P25">COMPTE</text:p>
          </table:table-cell>
          <table:table-cell table:style-name="Tableau1.C1" office:value-type="string">
            <text:p text:style-name="P25">SOMME</text:p>
          </table:table-cell>
        </table:table-row>
        <table:table-row>
          <table:table-cell table:style-name="Tableau1.A2" office:value-type="string">
            <text:p text:style-name="P25">Dépenses/Fonctionnement</text:p>
          </table:table-cell>
          <table:table-cell table:style-name="Tableau1.B2" office:value-type="float" office:value="2">
            <text:p text:style-name="P25">022</text:p>
          </table:table-cell>
          <table:table-cell table:style-name="Tableau1.C2" office:value-type="float" office:value="0">
            <text:p text:style-name="P25">-8 399€</text:p>
          </table:table-cell>
        </table:table-row>
        <table:table-row>
          <table:table-cell table:style-name="Tableau1.A2" office:value-type="string">
            <text:p text:style-name="P25">Dépenses/Fonctionnement</text:p>
          </table:table-cell>
          <table:table-cell table:style-name="Tableau1.B2" office:value-type="float" office:value="0">
            <text:p text:style-name="P25">73961</text:p>
          </table:table-cell>
          <table:table-cell table:style-name="Tableau1.C2" office:value-type="float" office:value="0">
            <text:p text:style-name="P25">8 399€</text:p>
          </table:table-cell>
        </table:table-row>
      </table:table>
      <text:p text:style-name="P22"/>
      <text:p text:style-name="P5"><text:span text:style-name="T1">4) Établissement</text:span><text:span text:style-name="T2"> d'une convention avec la commune de Neuillé-le-Lierre pour le fonctionnement du RPI</text:span></text:p>
      <text:p text:style-name="P7"/>
      <text:p text:style-name="P6">Suite à la diffusion aux membres du Conseil courant décembre, pour lecture, de la convention avec le RPI, Monsieur le Maire demande aux membres du Conseil de se prononcer à ce sujet afin de l'autoriser à signer cet acte.</text:p>
      <text:p text:style-name="P6">A l'unanimité, le Conseil accepte la convention comme proposée et autorise le Maire à signer tous les actes s'y rapportant.</text:p>
      <text:p text:style-name="P6"/>
      <text:p text:style-name="P7">5) Demande d'occupation du domaine public pour un commerce alimentaire ambulant</text:p>
      <text:p text:style-name="P5"/>
      <text:list xml:id="list35462794" text:style-name="L4">
        <text:list-header>
          <text:p text:style-name="P34">Monsieur le Maire informe le Conseil d'un courrier reçu le 28 décembre dernier concernant une demande d'occupation du domaine public. Il s'agit d'un commerce alimentaire ambulant fabriquant des sandwichs clubs, kebabs, paninis, salades, burgers maison, frites... Le principe serait la commande sur place avec la présence de deux personnes pour la confection des commandes et une troisième personne qui assurerait la livraison à domicile pour les personnes ne pouvant se déplacer. Ce commerce serait présent sur la commune tous les vendredis soir de 17h30 à 23h/00h selon autorisation.</text:p>
          <text:p text:style-name="P34">Il est convenu que Monsieur le Maire accorde un entretien à la personne responsable de ce commerce avant de décider avec l'ensemble du Conseil de manière définitive.</text:p>
        </text:list-header>
      </text:list>
      <text:p text:style-name="P24"/>
      <text:p text:style-name="P26"><text:span text:style-name="T3">Questions diverses</text:span> :</text:p>
      <text:list xml:id="list35475179" text:style-name="L5">
        <text:list-item>
          <text:p text:style-name="P35">Dans le cadre des travaux de conception du budget communal 2011, Monsieur le Maire demande à tous les responsables de commissions qu'ils organisent des réunions très rapidement afin d'avoir des indications chiffrées rapidement.</text:p>
        </text:list-item>
        <text:list-item>
          <text:p text:style-name="P35">Monsieur le Maire informe les membres du Conseil que des fiches de demande de travaux vont être mises en place afin de mieux gérer les demandes au sein du service technique. Elles devront être transmises à la secrétaire de mairie qui les transmettra ensuite pour validation à M. ADUMEAU et M. PADIOLLEAU. Par ailleurs, ces derniers se réuniront désormais tous les mercredi matin à 8h30 avec le responsable du service technique pour établir les priorités et le programme de chaque semaine.</text:p>
        </text:list-item>
        <text:list-item>
          <text:p text:style-name="P35">Un calendrier de présence des adjoints sera bientôt mis en place.</text:p>
        </text:list-item>
        <text:list-item>
          <text:p text:style-name="P35">Monsieur ADUMEAU fait le point sur l'avancement de la rétrocession de terrains au Clos de la Ménagerie ainsi que sur l'échange de terrain avec M. MOYER.</text:p>
        </text:list-item>
        <text:list-item>
          <text:p text:style-name="P35"/>
        </text:list-item>
      </text:list>
      <text:p text:style-name="P5"><text:s/>La séance est levée à 20h35.</text:p>
      <text:p text:style-name="P5"/>
      <text:p text:style-name="P3">Le Maire,</text:p>
      <text:p text:style-name="P31">Jean-Luc PADIOLLEAU<text:tab/><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NewRoman" svg:font-family="TimesNew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1-02-17T15:35:36.71</dc:date>
    <dc:creator>Isabelle Derouet</dc:creator>
    <meta:editing-duration>PT90H33M26S</meta:editing-duration>
    <meta:editing-cycles>117</meta:editing-cycles>
    <meta:generator>OpenOffice.org/3.2$Win32 OpenOffice.org_project/320m18$Build-9502</meta:generator>
    <meta:printed-by>Isabelle Derouet</meta:printed-by>
    <meta:print-date>2011-02-17T15:35:30.35</meta:print-date>
    <meta:document-statistic meta:table-count="2" meta:image-count="0" meta:object-count="0" meta:page-count="3" meta:paragraph-count="114" meta:word-count="1159" meta:character-count="7026"/>
    <meta:user-defined meta:name="Info 1"/>
    <meta:user-defined meta:name="Info 2"/>
    <meta:user-defined meta:name="Info 3"/>
    <meta:user-defined meta:name="Info 4"/>
  </office:meta>
</office:document-meta>
</file>